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2EC6A8B07335403C3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9cm" fo:min-width="0cm"/>
    </style:style>
    <style:style style:name="P1" style:family="paragraph">
      <style:paragraph-properties fo:text-align="center"/>
      <style:text-properties fo:color="#ffffff" fo:background-color="#ffffff"/>
    </style:style>
    <style:style style:name="P2" style:family="paragraph">
      <style:paragraph-properties fo:margin-left="0.406cm" fo:margin-right="0.66cm" fo:margin-top="2.184cm" fo:margin-bottom="0cm" fo:text-indent="0.102cm"/>
      <style:text-properties fo:color="#ffffff" fo:font-size="80pt" fo:font-weight="bold" style:font-size-asian="80pt" style:font-size-complex="80pt"/>
    </style:style>
    <style:style style:name="P3" style:family="paragraph">
      <loext:graphic-properties draw:fill="none" draw:fill-color="#ffffff"/>
      <style:paragraph-properties fo:margin-left="0.406cm" fo:margin-right="0.66cm" fo:margin-top="2.184cm" fo:margin-bottom="0cm" fo:text-indent="0.102cm"/>
      <style:text-properties fo:color="#ffffff" fo:font-size="80pt" fo:font-weight="bold" style:font-size-asian="80pt" style:font-size-complex="80pt"/>
    </style:style>
    <style:style style:name="T1" style:family="text">
      <style:text-properties fo:color="#ffffff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5cm" svg:x="1cm" svg:y="9.763cm">
          <draw:image xlink:href="Pictures/1000000000000578000002EC6A8B07335403C357.jpg" xlink:type="simple" xlink:show="embed" xlink:actuate="onLoad">
            <text:p text:style-name="P1"/>
          </draw:image>
        </draw:frame>
        <draw:frame draw:style-name="gr2" draw:text-style-name="P3" draw:layer="layout" svg:width="16.002cm" svg:height="6.559cm" svg:x="1cm" svg:y="9.89cm">
          <draw:text-box>
            <text:p text:style-name="P2"><text:span text:style-name="T1">П</text:span><text:span text:style-name="T1">О</text:span><text:span text:style-name="T1">Е</text:span><text:span text:style-name="T1">Х</text:span><text:span text:style-name="T1">А</text:span><text:span text:style-name="T1">Л</text:span><text:span text:style-name="T1">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26T16:24:14.168910201</dc:date>
    <meta:editing-duration>PT5M27S</meta:editing-duration>
    <meta:editing-cycles>1</meta:editing-cycles>
    <meta:generator>LibreOffice/5.1.6.2$Linux_X86_64 LibreOffice_project/10m0$Build-2</meta:generator>
    <meta:document-statistic meta:object-count="2"/>
  </office:meta>
</office:document-meta>
</file>